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291cm" svg:height="8.691cm" svg:x="0.109cm" svg:y="0.90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06-06T15:10:48.249668922</dc:date>
    <meta:editing-duration>PT2M38S</meta:editing-duration>
    <meta:editing-cycles>15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292cm" svg:height="8.692cm" xlink:href="." xlink:type="simple" chart:class="chart:scatter" chart:style-name="ch1">
        <chart:plot-area chart:style-name="ch2" chart:data-source-has-labels="both" svg:x="0.305cm" svg:y="0.173cm" svg:width="14.682cm" svg:height="8.346cm">
          <chartooo:coordinate-region svg:x="0.847cm" svg:y="0.372cm" svg:width="14.046cm" svg:height="7.948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927050983124843">
                <text:p>0.9270509831248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188371558587941">
                <text:p>0.1883715585879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0.562143943757174">
                <text:p>-0.5621439437571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0.562143943757174">
                <text:p>-0.5621439437571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188371558587938">
                <text:p>0.1883715585879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.927050983124841">
                <text:p>0.9270509831248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.927050983124838">
                <text:p>0.9270509831248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.18837155858794">
                <text:p>0.188371558587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0.562143943757175">
                <text:p>-0.5621439437571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0.562143943757177">
                <text:p>-0.5621439437571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.188371558587938">
                <text:p>0.1883715585879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.927050983124841">
                <text:p>0.9270509831248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0.927050983124839">
                <text:p>0.9270509831248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0.188371558587936">
                <text:p>0.1883715585879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0.562143943757174">
                <text:p>-0.5621439437571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1.27733787469521">
                <text:p>-1.277337874695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0.562143943757183">
                <text:p>-0.5621439437571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0.188371558587926">
                <text:p>0.1883715585879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0.927050983124845">
                <text:p>0.9270509831248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2.18690588226424">
                <text:p>2.186905882264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1.60748038493698">
                <text:p>1.607480384936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0.92705098312484">
                <text:p>0.927050983124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0.188371558587942">
                <text:p>0.1883715585879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0.562143943757168">
                <text:p>-0.5621439437571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1.27733787469523">
                <text:p>-1.277337874695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0.562143943757184">
                <text:p>-0.5621439437571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0.188371558587925">
                <text:p>0.1883715585879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0.927050983124845">
                <text:p>0.9270509831248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2.18690588226424">
                <text:p>2.1869058822642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1.60748038493698">
                <text:p>1.6074803849369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0.92705098312484">
                <text:p>0.927050983124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0.188371558587942">
                <text:p>0.18837155858794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-0.562143943757167">
                <text:p>-0.56214394375716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-1.27733787469523">
                <text:p>-1.2773378746952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-2.97634410394344">
                <text:p>-2.9763441039434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-2.78932945766476">
                <text:p>-2.789329457664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-2.42705098312485">
                <text:p>-2.4270509831248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-0.562143943757185">
                <text:p>-0.56214394375718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0.188371558587925">
                <text:p>0.1883715585879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0.927050983124844">
                <text:p>0.92705098312484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0.927050983124841">
                <text:p>0.92705098312484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0.188371558587943">
                <text:p>0.18837155858794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-0.562143943757188">
                <text:p>-0.56214394375718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-1.27733787469523">
                <text:p>-1.2773378746952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-2.97634410394344">
                <text:p>-2.9763441039434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-0.562143943757186">
                <text:p>-0.56214394375718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0.188371558587945">
                <text:p>0.1883715585879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0.927050983124843">
                <text:p>0.92705098312484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2.6289200401316">
                <text:p>2.628920040131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